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odData &lt;- df6 %&gt;%</text:p>
      <text:p text:style-name="Standard"><text:s text:c="2"/>filter(wilderness == 1) %&gt;%</text:p>
      <text:p text:style-name="Standard"><text:s text:c="2"/>mutate(across(where(is.numeric),scale_this))</text:p>
      <text:p text:style-name="Standard"/>
      <text:p text:style-name="Standard">mod &lt;- gam(formula = ARI_end_smooth ~ </text:p>
      <text:p text:style-name="Standard"><text:s text:c="13"/>s(recoveryTime, k =5) + </text:p>
      <text:p text:style-name="Standard"><text:s text:c="13"/>#s(x, y, bs = "gp", k = 75, m = 2) +</text:p>
      <text:p text:style-name="Standard"><text:s text:c="13"/>s(mediumReburns, k = 5) +</text:p>
      <text:p text:style-name="Standard"><text:s text:c="13"/>s(burnSev, k = 5) +</text:p>
      <text:p text:style-name="Standard"><text:s text:c="13"/>#s(TmaxHist, k = 15) +</text:p>
      <text:p text:style-name="Standard"><text:s text:c="13"/>s(adj_fold_northness, k = 15) +</text:p>
      <text:p text:style-name="Standard"><text:s text:c="13"/>s(postFireSAP, k = 15) +</text:p>
      <text:p text:style-name="Standard"><text:s text:c="13"/>s(postFirePrecip, k = 15),</text:p>
      <text:p text:style-name="Standard"><text:s text:c="11"/>data = modData, select = T, method = "REML")</text:p>
      <text:p text:style-name="Standard"/>
      <text:p text:style-name="Standard">#model results</text:p>
      <text:p text:style-name="Standard">summary(mod)</text:p>
      <text:p text:style-name="Standard">plot(mod)</text:p>
      <text:p text:style-name="Standard">paste0("AIC:",AIC(mod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3:41:27.094125719</meta:creation-date>
    <meta:generator>LibreOffice/6.4.7.2$Linux_X86_64 LibreOffice_project/40$Build-2</meta:generator>
    <dc:date>2023-02-20T13:41:49.949536558</dc:date>
    <meta:editing-duration>PT23S</meta:editing-duration>
    <meta:editing-cycles>1</meta:editing-cycles>
    <meta:document-statistic meta:table-count="0" meta:image-count="0" meta:object-count="0" meta:page-count="1" meta:paragraph-count="17" meta:word-count="74" meta:character-count="555" meta:non-whitespace-character-count="377"/>
  </office:meta>
</office:document-meta>
</file>